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3.2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78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Outpu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Output Pow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ply Voltag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quency of Operation</text:p>
          </table:table-cell>
          <table:table-cell table:style-name="ce1" office:value-type="float" office:value="14.125" calcext:value-type="float">
            <text:p>14.125</text:p>
          </table:table-cell>
          <table:table-cell table:style-name="ce1"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gs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pF (Mosfet gate-source capacitance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Ohms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utput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RL</text:p>
          </table:table-cell>
          <table:table-cell table:style-name="ce2" table:formula="of:=(8 * pow([$Input.B2]; 2)) / ((pow(PI();2)+4) * [$Input.B1])" office:value-type="float" office:value="16.61186529" calcext:value-type="float">
            <text:p>16.61186529</text:p>
          </table:table-cell>
          <table:table-cell table:style-name="ce1" office:value-type="string" calcext:value-type="string">
            <text:p>Ohm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</text:p>
          </table:table-cell>
          <table:table-cell table:style-name="ce2" table:formula="of:=(8 * [$Input.B2]) / ((pow(PI();2)+4) * [.B1])" office:value-type="float" office:value="0.4166666667" calcext:value-type="float">
            <text:p>0.4166666667</text:p>
          </table:table-cell>
          <table:table-cell table:style-name="ce1" office:value-type="string" calcext:value-type="string">
            <text:p>Amp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-peak</text:p>
          </table:table-cell>
          <table:table-cell table:style-name="ce2" table:formula="of:=3 * [.B2]" office:value-type="float" office:value="1.25" calcext:value-type="float">
            <text:p>1.25</text:p>
          </table:table-cell>
          <table:table-cell table:style-name="ce1" office:value-type="string" calcext:value-type="string">
            <text:p>Amp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parallel</text:p>
          </table:table-cell>
          <table:table-cell table:style-name="ce2" table:formula="of:=(([.B2]/(2 * pow(PI();2) * ([$Input.B3] * pow(10;6)) * [$Input.B2])) - ([$Input.B4] * pow(10;-12))) * pow(10;12)" office:value-type="float" office:value="43.53439484" calcext:value-type="float">
            <text:p>43.53439484</text:p>
          </table:table-cell>
          <table:table-cell table:style-name="ce1" office:value-type="string" calcext:value-type="string">
            <text:p>p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shift</text:p>
          </table:table-cell>
          <table:table-cell table:style-name="ce2" table:formula="of:=((1.153 *[.B1]) / (2 * PI() * ([$Input.B3] * pow(10;6)))) * pow(10;6)" office:value-type="float" office:value="0.2158138852" calcext:value-type="float">
            <text:p>0.2158138852</text:p>
          </table:table-cell>
          <table:table-cell table:style-name="ce1"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s</text:p>
          </table:table-cell>
          <table:table-cell table:style-name="ce2" table:formula="of:=(1 / (2 * PI() * ([$Input.B3] * pow(10; 6)) * [$Input.B5] * [.B1])) * pow(10; 12)" office:value-type="float" office:value="67.82866578" calcext:value-type="float">
            <text:p>67.82866578</text:p>
          </table:table-cell>
          <table:table-cell table:style-name="ce1" office:value-type="string" calcext:value-type="string">
            <text:p>p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res</text:p>
          </table:table-cell>
          <table:table-cell table:style-name="ce2" table:formula="of:=(([$Input.B5] * [.B1]) / (2 * PI() * ([$Input.B3] * pow(10; 6)))) * pow(10; 6)" office:value-type="float" office:value="1.871759629" calcext:value-type="float">
            <text:p>1.871759629</text:p>
          </table:table-cell>
          <table:table-cell table:style-name="ce1"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match</text:p>
          </table:table-cell>
          <table:table-cell table:style-name="ce2" table:formula="of:=(([.B9] * pow(10;-12)) * [.B1] * [$Input.B6]) * pow(10;6)" office:value-type="float" office:value="0.2653609138" calcext:value-type="float">
            <text:p>0.2653609138</text:p>
          </table:table-cell>
          <table:table-cell table:style-name="ce1"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match</text:p>
          </table:table-cell>
          <table:table-cell table:style-name="ce2" table:formula="of:=((1 / (2 * PI() * ([$Input.B3] * pow(10; 6)) * [$Input.B6])) * SQRT(([$Input.B6] / [.B1]) -  1)) * pow(10; 12)" office:value-type="float" office:value="319.4835849" calcext:value-type="float">
            <text:p>319.4835849</text:p>
          </table:table-cell>
          <table:table-cell table:style-name="ce1" office:value-type="string" calcext:value-type="string">
            <text:p>p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C</text:p>
          </table:table-cell>
          <table:table-cell table:style-name="ce2" table:formula="of:=(15 * [.B1]) / (2 * PI() * ([$Input.B3] * pow(10;6))) * pow(10; 6)" office:value-type="float" office:value="2.807639443" calcext:value-type="float">
            <text:p>2.807639443</text:p>
          </table:table-cell>
          <table:table-cell table:style-name="ce1"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ds-max</text:p>
          </table:table-cell>
          <table:table-cell table:style-name="ce2" table:formula="of:=3.5 * [$Input.B2]" office:value-type="float" office:value="42" calcext:value-type="float">
            <text:p>42</text:p>
          </table:table-cell>
          <table:table-cell table:style-name="ce1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total</text:p>
          </table:table-cell>
          <table:table-cell table:style-name="ce2" table:formula="of:=SUM([.B5];[.B7];[.B8])" office:value-type="float" office:value="2.352934428" calcext:value-type="float">
            <text:p>2.352934428</text:p>
          </table:table-cell>
          <table:table-cell table:style-name="ce1" office:value-type="string" calcext:value-type="string">
            <text:p>uH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3" meta:object-count="0"/>
    <meta:generator>LibreOfficeDev/6.0.5.2$Linux_X86_64 LibreOffice_project/</meta:generator>
  </office:meta>
</office:document-meta>
</file>